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Preformatted_20_Text">
      <style:paragraph-properties style:writing-mode="lr-tb"/>
    </style:style>
    <style:style style:name="P17" style:family="paragraph" style:parent-style-name="Preformatted_20_Text">
      <style:paragraph-properties fo:margin-top="0in" fo:margin-bottom="0.1965in" style:writing-mode="lr-tb"/>
    </style:style>
    <style:style style:name="P18" style:family="paragraph" style:parent-style-name="Heading_20_3">
      <style:paragraph-properties fo:break-before="page"/>
    </style:style>
    <style:style style:name="P19" style:family="paragraph" style:parent-style-name="Heading_20_2">
      <style:paragraph-properties fo:text-align="center" style:justify-single-word="false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1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Malone University Indexer — Open License (Non-Commercial)</text:h>
      <text:p text:style-name="Text_20_body"><text:span text:style-name="Strong_20_Emphasis">Version 1.0 — August 2025</text:span><text:line-break/><text:span text:style-name="Strong_20_Emphasis">Applies to:</text:span> <text:span text:style-name="Source_20_Text">indexer.py</text:span>, documentation, and supporting assets published at maloneuniversity.org.</text:p>
      <text:p text:style-name="Horizontal_20_Line"/>
      <text:h text:style-name="Heading_20_2" text:outline-level="2">1. Grant of Rights</text:h>
      <text:p text:style-name="Text_20_body">Malone University (“Licensor”) hereby grants to any individual or organization (“User”) a <text:span text:style-name="Strong_20_Emphasis">worldwide, royalty-free, non-exclusive license</text:span> to use, copy, distribute, and modify this software and its documentation, subject to the terms below.</text:p>
      <text:p text:style-name="Horizontal_20_Line"/>
      <text:h text:style-name="Heading_20_2" text:outline-level="2">2. Permitted Uses</text:h>
      <text:list xml:id="list3461790686937866050" text:style-name="L12">
        <text:list-item>
          <text:p text:style-name="P14">Personal research and study</text:p>
        </text:list-item>
        <text:list-item>
          <text:p text:style-name="P14">Educational and academic instruction</text:p>
        </text:list-item>
        <text:list-item>
          <text:p text:style-name="P14">Internal institutional or laboratory use</text:p>
        </text:list-item>
        <text:list-item>
          <text:p text:style-name="P14">Redistribution in unmodified form for non-commercial purposes</text:p>
        </text:list-item>
      </text:list>
      <text:p text:style-name="Horizontal_20_Line"/>
      <text:h text:style-name="Heading_20_2" text:outline-level="2">3. Prohibited Uses</text:h>
      <text:list xml:id="list215889669059616370" text:style-name="L13">
        <text:list-item>
          <text:p text:style-name="P15"><text:span text:style-name="Strong_20_Emphasis">Commercial exploitation</text:span> in any form, including but not limited to: resale, bundling, SaaS offerings, or inclusion in for-profit products.</text:p>
        </text:list-item>
        <text:list-item>
          <text:p text:style-name="P15">Use in violation of applicable laws or regulations.</text:p>
        </text:list-item>
        <text:list-item>
          <text:p text:style-name="P15">Misrepresentation of authorship or removal of attribution notices.</text:p>
        </text:list-item>
      </text:list>
      <text:p text:style-name="Horizontal_20_Line"/>
      <text:h text:style-name="Heading_20_2" text:outline-level="2">4. Attribution</text:h>
      <text:p text:style-name="Text_20_body">Users must retain the following notice in all copies or substantial portions of the software or derivative works:</text:p>
      <text:p text:style-name="P17"><text:span text:style-name="Source_20_Text">© 2025 Malone University. Licensed for non-commercial use under the Malone University Open License v1.0.</text:span></text:p>
      <text:p text:style-name="Horizontal_20_Line"/>
      <text:h text:style-name="Heading_20_2" text:outline-level="2"><text:soft-page-break/>5. Warranty Disclaimer</text:h>
      <text:p text:style-name="Text_20_body">The software and documentation are provided <text:span text:style-name="Strong_20_Emphasis">“AS IS”</text:span>, without warranty of any kind, express or implied, including but not limited to warranties of merchantability, fitness for a particular purpose, or non-infringement.</text:p>
      <text:p text:style-name="Horizontal_20_Line"/>
      <text:h text:style-name="Heading_20_2" text:outline-level="2">6. Limitation of Liability</text:h>
      <text:p text:style-name="Text_20_body">In no event shall Malone University, its officers, or contributors be liable for any claim, damages, or other liability arising from the use of this software.</text:p>
      <text:p text:style-name="Horizontal_20_Line"/>
      <text:h text:style-name="Heading_20_2" text:outline-level="2">7. Termination</text:h>
      <text:p text:style-name="Text_20_body">This license terminates automatically if the User engages in commercial use or otherwise breaches these terms. Upon termination, all copies must be destroyed.</text:p>
      <text:p text:style-name="Horizontal_20_Line"/>
      <text:h text:style-name="Heading_20_2" text:outline-level="2">8. Governing Law</text:h>
      <text:p text:style-name="Text_20_body">This License shall be governed by and construed under the laws of the United States and the State of Wyoming.</text:p>
      <text:p text:style-name="Horizontal_20_Line"/>
      <text:p text:style-name="Text_20_body"><text:span text:style-name="Strong_20_Emphasis">End of License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8T16:42:58.10</meta:creation-date>
    <dc:date>2025-08-18T17:15:47.78</dc:date>
    <dc:creator>Joseph Malone</dc:creator>
    <meta:editing-duration>PT12M41S</meta:editing-duration>
    <meta:editing-cycles>1</meta:editing-cycles>
    <meta:generator>OpenOffice/4.1.15$Win32 OpenOffice.org_project/4115m2$Build-9813</meta:generator>
    <meta:document-statistic meta:table-count="0" meta:image-count="0" meta:object-count="0" meta:page-count="2" meta:paragraph-count="25" meta:word-count="276" meta:character-count="1859"/>
  </office:meta>
</office:document-meta>
</file>